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1a36" officeooo:paragraph-rsid="00091a36" style:font-size-asian="15.75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ut ce qui dois être fait dans la <text:span text:style-name="T2">leçon 5 </text:span>sera une continuité de la <text:span text:style-name="T2">leçon 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5:08:01.517903384</meta:creation-date>
    <dc:date>2022-12-16T05:11:33.974134758</dc:date>
    <meta:editing-duration>PT3M35S</meta:editing-duration>
    <meta:editing-cycles>1</meta:editing-cycles>
    <meta:document-statistic meta:table-count="0" meta:image-count="0" meta:object-count="0" meta:page-count="1" meta:paragraph-count="1" meta:word-count="17" meta:character-count="76" meta:non-whitespace-character-count="60"/>
    <meta:generator>LibreOffice/6.4.7.2$Linux_X86_64 LibreOffice_project/40$Build-2</meta:generator>
  </office:meta>
</office:document-meta>
</file>